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>
      <style:paragraph-properties fo:break-before="column"/>
      <style:text-properties fo:font-weight="bold" style:font-weight-asian="bold" style:font-weight-complex="bold"/>
    </style:style>
    <style:style style:name="P3" style:family="paragraph" style:list-style-name="L7"/>
    <style:style style:name="P4" style:family="paragraph" style:parent-style-name="Heading_20_1">
      <style:text-properties officeooo:rsid="00682346" officeooo:paragraph-rsid="00682346"/>
    </style:style>
    <style:style style:name="P5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6" style:family="paragraph" style:parent-style-name="Text_20_body_20_indent">
      <style:text-properties officeooo:paragraph-rsid="00639862"/>
    </style:style>
    <style:style style:name="P7" style:family="paragraph" style:parent-style-name="Text_20_body_20_indent">
      <style:paragraph-properties fo:text-align="start" style:justify-single-word="false"/>
      <style:text-properties fo:font-size="12pt" officeooo:rsid="0064c8dc" officeooo:paragraph-rsid="0064c8dc" style:font-size-asian="12pt" style:font-size-complex="12pt"/>
    </style:style>
    <style:style style:name="P8" style:family="paragraph" style:parent-style-name="Text_20_body_20_indent">
      <style:text-properties fo:color="#333333" officeooo:rsid="0018fe20" officeooo:paragraph-rsid="00682346"/>
    </style:style>
    <style:style style:name="P9" style:family="paragraph" style:parent-style-name="Text_20_body_20_indent">
      <style:text-properties fo:color="#333333" officeooo:paragraph-rsid="00682346"/>
    </style:style>
    <style:style style:name="P10" style:family="paragraph" style:parent-style-name="Text_20_body_20_indent">
      <style:text-properties fo:color="#333333" officeooo:rsid="001ae52c" officeooo:paragraph-rsid="00682346"/>
    </style:style>
    <style:style style:name="P11" style:family="paragraph" style:parent-style-name="Text_20_body_20_indent">
      <style:text-properties fo:color="#333333" fo:font-weight="normal" officeooo:rsid="0018fe20" officeooo:paragraph-rsid="00682346" style:font-weight-asian="normal" style:font-weight-complex="normal"/>
    </style:style>
    <style:style style:name="P12" style:family="paragraph" style:parent-style-name="Text_20_body_20_indent">
      <style:text-properties officeooo:rsid="001cae48" officeooo:paragraph-rsid="00682346"/>
    </style:style>
    <style:style style:name="P13" style:family="paragraph" style:parent-style-name="Text_20_body_20_indent">
      <style:paragraph-properties fo:margin-left="0.4925in" fo:margin-right="0in" fo:margin-top="0in" fo:margin-bottom="0in" style:contextual-spacing="false" fo:text-align="start" style:justify-single-word="false" fo:text-indent="0in" style:auto-text-indent="false"/>
      <style:text-properties officeooo:rsid="0064c8dc" officeooo:paragraph-rsid="0064c8dc"/>
    </style:style>
    <style:style style:name="P14" style:family="paragraph" style:parent-style-name="Text_20_body_20_indent">
      <style:paragraph-properties fo:margin-left="0.4925in" fo:margin-right="0in" fo:margin-top="0in" fo:margin-bottom="0in" style:contextual-spacing="false" fo:text-align="start" style:justify-single-word="false" fo:text-indent="0in" style:auto-text-indent="false"/>
      <style:text-properties fo:font-size="12pt" officeooo:rsid="0064c8dc" officeooo:paragraph-rsid="0064c8dc" style:font-size-asian="12pt" style:font-size-complex="12pt"/>
    </style:style>
    <style:style style:name="P15" style:family="paragraph" style:parent-style-name="Footer">
      <style:paragraph-properties fo:text-align="end" style:justify-single-word="false"/>
      <style:text-properties officeooo:paragraph-rsid="00639862"/>
    </style:style>
    <style:style style:name="P16" style:family="paragraph">
      <style:paragraph-properties fo:line-height="80%" fo:text-align="end"/>
    </style:style>
    <style:style style:name="P17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9862" style:font-weight-asian="bold" style:font-weight-complex="bold"/>
    </style:style>
    <style:style style:name="T3" style:family="text">
      <style:text-properties fo:font-weight="bold" officeooo:rsid="00682346" style:font-weight-asian="bold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12pt" style:text-underline-style="none" style:font-size-asian="12pt" style:font-size-complex="12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639862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639862" fo:background-color="transparent" loext:char-shading-value="0"/>
    </style:style>
    <style:style style:name="T10" style:family="text">
      <style:text-properties officeooo:rsid="0064c8dc"/>
    </style:style>
    <style:style style:name="T11" style:family="text">
      <style:text-properties officeooo:rsid="001d35d0"/>
    </style:style>
    <style:style style:name="T12" style:family="text">
      <style:text-properties officeooo:rsid="0018fe20"/>
    </style:style>
    <style:style style:name="T13" style:family="text">
      <style:text-properties officeooo:rsid="002197c0"/>
    </style:style>
    <style:style style:name="T14" style:family="text">
      <style:text-properties officeooo:rsid="001ed9f2"/>
    </style:style>
    <style:style style:name="T15" style:family="text">
      <style:text-properties officeooo:rsid="00682346"/>
    </style:style>
    <style:style style:name="T16" style:family="text">
      <style:text-properties officeooo:rsid="001f119c"/>
    </style:style>
    <style:style style:name="T17" style:family="text">
      <style:text-properties officeooo:rsid="001cae48"/>
    </style:style>
    <style:style style:name="T18" style:family="text">
      <style:text-properties officeooo:rsid="001ae52c"/>
    </style:style>
    <style:style style:name="T19" style:family="text">
      <style:text-properties officeooo:rsid="001e3dfb"/>
    </style:style>
    <style:style style:name="T20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.2in" fo:margin-right="0.2in" fo:margin-top="0.2in" fo:margin-bottom="0.2in" style:vertical-pos="from-top" style:vertical-rel="paragraph" style:horizontal-pos="from-left" style:horizontal-rel="paragraph" fo:background-color="transparent" style:background-transparency="100%" fo:padding="0.1in" fo:border="0.99pt solid #b84700" style:shadow="#c0c0c0 0.0701in 0.0701in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314004" draw:fill="none" draw:fill-color="#ffffff" fo:min-height="0.581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style-name="gr1" draw:text-style-name="P17" svg:width="0.9559in" svg:height="0.9287in" svg:x="6.711in" svg:y="1.2209in">
        <draw:text-box>
          <text:p text:style-name="P16"><text:span text:style-name="T20"/></text:p>
          <text:p text:style-name="P16"><text:span text:style-name="T20">Nexus</text:span></text:p>
          <text:p text:style-name="P16"><text:span text:style-name="T20">Project</text:span></text:p>
        </draw:text-box>
      </draw:frame>
      <text:h text:style-name="P5" text:outline-level="1">Overview</text:h>
      <text:p text:style-name="P9">It is widely acknowledged by the nonprofit community <text:span text:style-name="T11">that </text:span>the most effective <text:span text:style-name="T12">and lasting </text:span>work in our sector is <text:span text:style-name="T11">often </text:span>done collaboratively. It is also widely acknowledged that while most nonprofits aspire to collaborative partnerships, this type of work is actually <text:span text:style-name="T11">notoriously</text:span> difficult to achieve. One significant obstacle to collaborative work is the <text:span text:style-name="T12">practical </text:span>lack of access to a framework from which to create and sustain collaborative communications throughout the life-cycle of a cross-organizational partnership.</text:p>
      <text:p text:style-name="P9">There <text:span text:style-name="T13">is</text:span> no shortage of collaborative tools and solutions in the marketplace at large. However, there are <text:s/>formidable obstacles to <text:span text:style-name="T14">unified </text:span>adoption <text:span text:style-name="T11">by</text:span> organizationally unconnected nonprofits, including cost, security, community delineation, and central administration. </text:p>
      <text:p text:style-name="P8"><draw:frame draw:style-name="fr1" draw:name="Frame1" text:anchor-type="paragraph" svg:x="3.4299in" svg:y="0.0598in" svg:width="3.8744in" draw:z-index="2"><draw:text-box fo:min-height="4.0799in"><text:p>The NorthBridge Approach </text:p><text:p text:style-name="Text_20_body">We create innovative computer and software solutions for charitable organizations that address the needs of the disadvantaged.</text:p><text:p text:style-name="Text_20_body">We envision a world where technological innovation creates solutions that address the hardest social problems facing humanity. </text:p><text:p text:style-name="Text_20_body">We improve access to expensive information technology solutions and facilitate development of organizations working with underprivileged populations. </text:p><text:p text:style-name="Text_20_body"><text:span text:style-name="T1">NorthBridge Guiding Principles</text:span> </text:p><text:list xml:id="list9143433853833879653" text:style-name="L7"><text:list-item><text:p>The organizations we serve are the experts about their needs. </text:p></text:list-item><text:list-item><text:p>Technology is a means to, not a measure of, progress. </text:p></text:list-item><text:list-item><text:p>Effective solutions are tangible and sustainable.</text:p></text:list-item></text:list></draw:text-box></draw:frame>Nexus provides a solution.</text:p>
      <text:h text:style-name="Heading_20_1" text:outline-level="1"><text:span text:style-name="T1">F</text:span><text:span text:style-name="T3">eatures</text:span></text:h>
      <text:p text:style-name="P10">To qualified partners, Nexus provides web based collaboration tools including directory services, mapping, discussion forums, calendering, workgroups, real-time chat, private messaging, and collaboration tracking. Charitable communities will be able to delineate themselves within a private and secure collaborative environment. Importantly, Nexus will remove technical administration worries and be available at a cost that is within reach even for a grassroots budget. </text:p>
      <text:h text:style-name="P4" text:outline-level="1"><text:span text:style-name="T1">How Can We Pull This Off?</text:span></text:h>
      <text:p text:style-name="P11">NorthBridge Technology Alliance is a 501(c)(3) tax exempt nonprofit <text:span text:style-name="T17">based in the </text:span><text:soft-page-break/><text:span text:style-name="T17">Chicago region</text:span>. <text:span text:style-name="T18">We operate this project as a self-sustaining program. Our talented leadership team is able to engage enthusiastic technical volunteer coders and also a meaningful level of end user community support. The result is a top notch collaboration framework that we make available to our constituents at a small fraction of comparable profit-sector tools. </text:span></text:p>
      <text:p text:style-name="P9"><text:span text:style-name="T16">Nexus is a s</text:span>hared technology solution custom designed by social leaders to solve social problems. This is the <text:span text:style-name="T17">hallmark of a NorthBridge outcome</text:span>.</text:p>
      <text:h text:style-name="Heading_20_1" text:outline-level="1">Timeline</text:h>
      <text:p text:style-name="P12">Nexus is in pilot with influential Midwest collaboratives through early 2015. After <text:span text:style-name="T19">vetting and refining our feature set on an impactful but controlled scale, we will </text:span>advance <text:span text:style-name="T19">Nexus to a</text:span> <text:span text:style-name="T16">regional and </text:span>national scale for use by our social justice and community-building partners. </text:p>
      <text:h text:style-name="P4" text:outline-level="1">For More Information</text:h>
      <text:p text:style-name="P6">If your non profit organization would like more information about <text:span text:style-name="T15">the Nexus project, please </text:span>contact NorthBridge Technology Alliance by email or telephone.</text:p>
      <text:p text:style-name="P13"><text:a xlink:type="simple" xlink:href="http://northbridgetech.org/"><text:span text:style-name="T5">http://northbridgetech.org</text:span></text:a></text:p>
      <text:p text:style-name="P13"><text:a xlink:type="simple" xlink:href="mailto:contact@northbridgetech.org"><text:span text:style-name="T5">contact@northbridgetech.org</text:span></text:a></text:p>
      <text:p text:style-name="P14">866.848.9224</text:p>
      <text:p text:style-name="P7">NorthBridge Technology Alliance is a 501(c)(3) nonpro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5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3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6"><draw:image xlink:href="Pictures/10000000000000C8000000C829C29D22.jpg" xlink:type="simple" xlink:show="embed" xlink:actuate="onLoad"/></draw:frame>Global Web Conference Center <text:s text:c="3"/><text:page-number text:select-page="current">3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Nexus Project</text:span><text:span text:style-name="MT2"> <text:s/></text:span><text:span text:style-name="MT2"><text:page-number text:select-page="current">2</text:page-number></text:span><text:span text:style-name="MT2"> / </text:span><text:span text:style-name="MT2"><text:page-count>2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2-27T12:46:05.269895884</dc:date>
    <meta:editing-duration>PT5H27M16S</meta:editing-duration>
    <meta:editing-cycles>96</meta:editing-cycles>
    <meta:generator>LibreOffice/4.2.7.2$Linux_X86_64 LibreOffice_project/420m0$Build-2</meta:generator>
    <meta:document-statistic meta:table-count="0" meta:image-count="5" meta:object-count="0" meta:page-count="2" meta:paragraph-count="27" meta:word-count="449" meta:character-count="3183" meta:non-whitespace-character-count="2749"/>
  </office:meta>
</office:document-meta>
</file>